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Airdrop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Airdrop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122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2.00000000 B2</text:p>
          </table:table-cell>
          <table:table-cell table:style-name="taxable_event_note_default" office:value-type="string">
            <text:p>1/1: 1.0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1000000 of 5.00000000 B2</text:p>
          </table:table-cell>
          <table:table-cell table:style-name="taxable_event_note_default" office:value-type="string">
            <text:p>1/1: 2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122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2.00000000 B4</text:p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28600.0" office:value-type="float"/>
          <table:table-cell table:style-name="acquired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2.00000000 of 3.00000000 B2</text:p>
          </table:table-cell>
          <table:table-cell table:style-name="taxable_event_note_default" office:value-type="string">
            <text:p>1/3: 2.00000000 of 3.79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143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1.00000000 of 2.00000000 B2</text:p>
          </table:table-cell>
          <table:table-cell table:style-name="taxable_event_note_default" office:value-type="string">
            <text:p>2/3: 1.00000000 of 3.79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11297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0.79000000 of 1.00000000 B2</text:p>
          </table:table-cell>
          <table:table-cell table:style-name="taxable_event_note_default" office:value-type="string">
            <text:p>3/3: 0.79000000 of 3.79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28600.0" office:value-type="float"/>
          <table:table-cell table:style-name="acquired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2.00000000 of 3.00000000 B4</text:p>
          </table:table-cell>
          <table:table-cell table:style-name="taxable_event_note_default" office:value-type="string">
            <text:p>1/3: 2.00000000 of 3.79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143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1.00000000 of 2.00000000 B4</text:p>
          </table:table-cell>
          <table:table-cell table:style-name="taxable_event_note_default" office:value-type="string">
            <text:p>2/3: 1.00000000 of 3.79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11297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3: 0.79000000 of 1.00000000 B4</text:p>
          </table:table-cell>
          <table:table-cell table:style-name="taxable_event_note_default" office:value-type="string">
            <text:p>3/3: 0.79000000 of 3.79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56800.0" office:value-type="float"/>
          <table:table-cell table:style-name="acquired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4.00000000 of 4.00000000 B2</text:p>
          </table:table-cell>
          <table:table-cell table:style-name="taxable_event_note_default" office:value-type="string">
            <text:p>1/2: 4.0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142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1.00000000 of 3.00000000 B2</text:p>
          </table:table-cell>
          <table:table-cell table:style-name="taxable_event_note_default" office:value-type="string">
            <text:p>2/2: 1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56800.0" office:value-type="float"/>
          <table:table-cell table:style-name="acquired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4.00000000 of 4.00000000 B4</text:p>
          </table:table-cell>
          <table:table-cell table:style-name="taxable_event_note_default" office:value-type="string">
            <text:p>1/2: 4.00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142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1.00000000 of 3.00000000 B4</text:p>
          </table:table-cell>
          <table:table-cell table:style-name="taxable_event_note_default" office:value-type="string">
            <text:p>2/2: 1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Hard Fork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1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5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04000000 of 5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Min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Stak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Wage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0.831859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